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1be711" officeooo:paragraph-rsid="001be711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US54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Abgelehnte Tickets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 Seite haben, wo ich alle abgelehnten Tickets sehe. 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2196275018" text:style-name="L1">
              <text:list-item>
                <text:p text:style-name="P3">Es exisitert eine Tabelle mit Tickets, die ich als Nutzer einem anderen Nutzer zugewiesen habe, dieser aber das zugewiesene Ticket abgelehnt hat.</text:p>
              </text:list-item>
              <text:list-item>
                <text:p text:style-name="P3">Es gibt die Option, das Ticket einer neuen Person zuzuweisen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Pascal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1:17:00Z</meta:creation-date>
    <dc:date>2019-03-28T18:39:02.958000000</dc:date>
    <meta:editing-cycles>4</meta:editing-cycles>
    <meta:editing-duration>PT3S</meta:editing-duration>
    <meta:document-statistic meta:table-count="1" meta:image-count="0" meta:object-count="0" meta:page-count="1" meta:paragraph-count="20" meta:word-count="71" meta:character-count="469" meta:non-whitespace-character-count="418"/>
    <meta:template xlink:type="simple" xlink:actuate="onRequest" xlink:title="" xlink:href="Normal.dotm"/>
  </office:meta>
</office:document-meta>
</file>